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122.71pt"/>
    </style:style>
    <style:style style:name="co4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 style:data-style-name="N11"/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55.76pt" svg:height="196.53pt" svg:x="0pt" svg:y="569.23pt">
            <draw:object draw:notify-on-update-of-ranges="Sheet1.B13:Sheet1.B42 Sheet1.B12:Sheet1.B42 Sheet1.F12:Sheet1.F12 Sheet1.F12:Sheet1.F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Speed Power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/>
          <table:table-cell office:value-type="string" calcext:value-type="string">
            <text:p>computing time</text:p>
          </table:table-cell>
          <table:table-cell office:value-type="float" office:value="0.098673" calcext:value-type="float">
            <text:p>0.098673</text:p>
          </table:table-cell>
          <table:table-cell table:number-columns-repeated="1019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1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2*PI()" office:value-type="float" office:value="6.28318530717959" calcext:value-type="float">
            <text:p>6.2831853071795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1*PI()" office:value-type="float" office:value="3.14159265358979" calcext:value-type="float">
            <text:p>3.1415926535897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n</text:p>
          </table:table-cell>
          <table:table-cell office:value-type="string" calcext:value-type="string">
            <text:p>computing ti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-computing_avg</text:p>
          </table:table-cell>
          <table:table-cell table:style-name="ce2" office:value-type="string" calcext:value-type="string">
            <text:p>rad</text:p>
          </table:table-cell>
          <table:table-cell table:style-name="ce2" office:value-type="string" calcext:value-type="string">
            <text:p>degrees</text:p>
          </table:table-cell>
          <table:table-cell table:style-name="ce2" office:value-type="string" calcext:value-type="string">
            <text:p>Speed(rad/s)</text:p>
          </table:table-cell>
          <table:table-cell/>
          <table:table-cell table:style-name="ce5"/>
          <table:table-cell/>
          <table:table-cell office:value-type="string" calcext:value-type="string">
            <text:p>t0 </text:p>
          </table:table-cell>
          <table:table-cell office:value-type="float" office:value="0.098269" calcext:value-type="float">
            <text:p>0.09826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1 </text:p>
          </table:table-cell>
          <table:table-cell table:style-name="ce2" office:value-type="float" office:value="0.749201" calcext:value-type="float">
            <text:p>0.749201</text:p>
          </table:table-cell>
          <table:table-cell table:style-name="ce2" office:value-type="float" office:value="0.650540290322581" calcext:value-type="float">
            <text:p>0.650540290322581</text:p>
          </table:table-cell>
          <table:table-cell table:style-name="ce2" office:value-type="float" office:value="6.28318530717958" calcext:value-type="float">
            <text:p>6.28318530717958</text:p>
          </table:table-cell>
          <table:table-cell table:style-name="ce2" office:value-type="float" office:value="360" calcext:value-type="float">
            <text:p>360</text:p>
          </table:table-cell>
          <table:table-cell table:style-name="ce2" table:formula="of:=[.D13]/[.C13]" office:value-type="float" office:value="9.65841070975628" calcext:value-type="float">
            <text:p>9.65841070975628</text:p>
          </table:table-cell>
          <table:table-cell/>
          <table:table-cell table:style-name="ce5"/>
          <table:table-cell/>
          <table:table-cell office:value-type="string" calcext:value-type="string">
            <text:p>t1 </text:p>
          </table:table-cell>
          <table:table-cell office:value-type="float" office:value="0.099972" calcext:value-type="float">
            <text:p>0.0999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2 </text:p>
          </table:table-cell>
          <table:table-cell table:style-name="ce2" office:value-type="float" office:value="1.148117" calcext:value-type="float">
            <text:p>1.148117</text:p>
          </table:table-cell>
          <table:table-cell table:style-name="ce2" office:value-type="float" office:value="1.04945629032258" calcext:value-type="float">
            <text:p>1.04945629032258</text:p>
          </table:table-cell>
          <table:table-cell table:style-name="ce2" office:value-type="float" office:value="12.5663706143592" calcext:value-type="float">
            <text:p>12.5663706143592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formula="of:=[.D14]/[.C14]" office:value-type="float" office:value="11.9741724645784" calcext:value-type="float">
            <text:p>11.9741724645784</text:p>
          </table:table-cell>
          <table:table-cell/>
          <table:table-cell table:style-name="ce5"/>
          <table:table-cell/>
          <table:table-cell office:value-type="string" calcext:value-type="string">
            <text:p>t2 </text:p>
          </table:table-cell>
          <table:table-cell office:value-type="float" office:value="0.098177" calcext:value-type="float">
            <text:p>0.09817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3 </text:p>
          </table:table-cell>
          <table:table-cell table:style-name="ce2" office:value-type="float" office:value="1.549053" calcext:value-type="float">
            <text:p>1.549053</text:p>
          </table:table-cell>
          <table:table-cell table:style-name="ce2" office:value-type="float" office:value="1.45039229032258" calcext:value-type="float">
            <text:p>1.45039229032258</text:p>
          </table:table-cell>
          <table:table-cell table:style-name="ce2" office:value-type="float" office:value="18.8495559215388" calcext:value-type="float">
            <text:p>18.8495559215388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table:formula="of:=[.D15]/[.C15]" office:value-type="float" office:value="12.9961776874493" calcext:value-type="float">
            <text:p>12.9961776874493</text:p>
          </table:table-cell>
          <table:table-cell/>
          <table:table-cell table:style-name="ce5"/>
          <table:table-cell/>
          <table:table-cell office:value-type="string" calcext:value-type="string">
            <text:p>t3 </text:p>
          </table:table-cell>
          <table:table-cell office:value-type="float" office:value="0.099236" calcext:value-type="float">
            <text:p>0.09923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4 </text:p>
          </table:table-cell>
          <table:table-cell table:style-name="ce2" office:value-type="float" office:value="1.948595" calcext:value-type="float">
            <text:p>1.948595</text:p>
          </table:table-cell>
          <table:table-cell table:style-name="ce2" office:value-type="float" office:value="1.84993429032258" calcext:value-type="float">
            <text:p>1.84993429032258</text:p>
          </table:table-cell>
          <table:table-cell table:style-name="ce2" office:value-type="float" office:value="25.1327412287184" calcext:value-type="float">
            <text:p>25.1327412287184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table:formula="of:=[.D16]/[.C16]" office:value-type="float" office:value="13.5857480777525" calcext:value-type="float">
            <text:p>13.5857480777525</text:p>
          </table:table-cell>
          <table:table-cell/>
          <table:table-cell table:style-name="ce5"/>
          <table:table-cell/>
          <table:table-cell office:value-type="string" calcext:value-type="string">
            <text:p>t4 </text:p>
          </table:table-cell>
          <table:table-cell office:value-type="float" office:value="0.09785" calcext:value-type="float">
            <text:p>0.0978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5 </text:p>
          </table:table-cell>
          <table:table-cell table:style-name="ce2" office:value-type="float" office:value="2.348697" calcext:value-type="float">
            <text:p>2.348697</text:p>
          </table:table-cell>
          <table:table-cell table:style-name="ce2" office:value-type="float" office:value="2.25003629032258" calcext:value-type="float">
            <text:p>2.25003629032258</text:p>
          </table:table-cell>
          <table:table-cell table:style-name="ce2" office:value-type="float" office:value="31.415926535898" calcext:value-type="float">
            <text:p>31.415926535898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table:formula="of:=[.D17]/[.C17]" office:value-type="float" office:value="13.9624088158125" calcext:value-type="float">
            <text:p>13.9624088158125</text:p>
          </table:table-cell>
          <table:table-cell/>
          <table:table-cell table:style-name="ce5"/>
          <table:table-cell/>
          <table:table-cell office:value-type="string" calcext:value-type="string">
            <text:p>t5 </text:p>
          </table:table-cell>
          <table:table-cell office:value-type="float" office:value="0.098985" calcext:value-type="float">
            <text:p>0.09898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6 </text:p>
          </table:table-cell>
          <table:table-cell table:style-name="ce2" office:value-type="float" office:value="2.748626" calcext:value-type="float">
            <text:p>2.748626</text:p>
          </table:table-cell>
          <table:table-cell table:style-name="ce2" office:value-type="float" office:value="2.64996529032258" calcext:value-type="float">
            <text:p>2.64996529032258</text:p>
          </table:table-cell>
          <table:table-cell table:style-name="ce2" office:value-type="float" office:value="37.6991118430776" calcext:value-type="float">
            <text:p>37.6991118430776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table:formula="of:=[.D18]/[.C18]" office:value-type="float" office:value="14.2262662762985" calcext:value-type="float">
            <text:p>14.2262662762985</text:p>
          </table:table-cell>
          <table:table-cell/>
          <table:table-cell table:style-name="ce5"/>
          <table:table-cell/>
          <table:table-cell office:value-type="string" calcext:value-type="string">
            <text:p>t6 </text:p>
          </table:table-cell>
          <table:table-cell office:value-type="float" office:value="0.097856" calcext:value-type="float">
            <text:p>0.09785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7 </text:p>
          </table:table-cell>
          <table:table-cell table:style-name="ce2" office:value-type="float" office:value="3.148697" calcext:value-type="float">
            <text:p>3.148697</text:p>
          </table:table-cell>
          <table:table-cell table:style-name="ce2" office:value-type="float" office:value="3.05003629032258" calcext:value-type="float">
            <text:p>3.05003629032258</text:p>
          </table:table-cell>
          <table:table-cell table:style-name="ce2" office:value-type="float" office:value="43.9822971502572" calcext:value-type="float">
            <text:p>43.9822971502572</text:p>
          </table:table-cell>
          <table:table-cell table:style-name="ce2" office:value-type="float" office:value="2520" calcext:value-type="float">
            <text:p>2520</text:p>
          </table:table-cell>
          <table:table-cell table:style-name="ce2" table:formula="of:=[.D19]/[.C19]" office:value-type="float" office:value="14.4202537162617" calcext:value-type="float">
            <text:p>14.4202537162617</text:p>
          </table:table-cell>
          <table:table-cell/>
          <table:table-cell table:style-name="ce5"/>
          <table:table-cell/>
          <table:table-cell office:value-type="string" calcext:value-type="string">
            <text:p>t7 </text:p>
          </table:table-cell>
          <table:table-cell office:value-type="float" office:value="0.099169" calcext:value-type="float">
            <text:p>0.09916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8 </text:p>
          </table:table-cell>
          <table:table-cell table:style-name="ce2" office:value-type="float" office:value="3.548663" calcext:value-type="float">
            <text:p>3.548663</text:p>
          </table:table-cell>
          <table:table-cell table:style-name="ce2" office:value-type="float" office:value="3.45000229032258" calcext:value-type="float">
            <text:p>3.45000229032258</text:p>
          </table:table-cell>
          <table:table-cell table:style-name="ce2" office:value-type="float" office:value="50.2654824574366" calcext:value-type="float">
            <text:p>50.2654824574366</text:p>
          </table:table-cell>
          <table:table-cell table:style-name="ce2" office:value-type="float" office:value="2880" calcext:value-type="float">
            <text:p>2880</text:p>
          </table:table-cell>
          <table:table-cell table:style-name="ce2" table:formula="of:=[.D20]/[.C20]" office:value-type="float" office:value="14.569695387865" calcext:value-type="float">
            <text:p>14.569695387865</text:p>
          </table:table-cell>
          <table:table-cell/>
          <table:table-cell table:style-name="ce5"/>
          <table:table-cell/>
          <table:table-cell office:value-type="string" calcext:value-type="string">
            <text:p>t8 </text:p>
          </table:table-cell>
          <table:table-cell office:value-type="float" office:value="0.098237" calcext:value-type="float">
            <text:p>0.09823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9 </text:p>
          </table:table-cell>
          <table:table-cell table:style-name="ce2" office:value-type="float" office:value="3.948674" calcext:value-type="float">
            <text:p>3.948674</text:p>
          </table:table-cell>
          <table:table-cell table:style-name="ce2" office:value-type="float" office:value="3.85001329032258" calcext:value-type="float">
            <text:p>3.85001329032258</text:p>
          </table:table-cell>
          <table:table-cell table:style-name="ce2" office:value-type="float" office:value="56.5486677646162" calcext:value-type="float">
            <text:p>56.5486677646162</text:p>
          </table:table-cell>
          <table:table-cell table:style-name="ce2" office:value-type="float" office:value="3240" calcext:value-type="float">
            <text:p>3240</text:p>
          </table:table-cell>
          <table:table-cell table:style-name="ce2" table:formula="of:=[.D21]/[.C21]" office:value-type="float" office:value="14.687914949997" calcext:value-type="float">
            <text:p>14.687914949997</text:p>
          </table:table-cell>
          <table:table-cell/>
          <table:table-cell table:style-name="ce5"/>
          <table:table-cell/>
          <table:table-cell office:value-type="string" calcext:value-type="string">
            <text:p>t9 </text:p>
          </table:table-cell>
          <table:table-cell office:value-type="float" office:value="0.099944" calcext:value-type="float">
            <text:p>0.09994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10 </text:p>
          </table:table-cell>
          <table:table-cell table:style-name="ce2" office:value-type="float" office:value="4.348763" calcext:value-type="float">
            <text:p>4.348763</text:p>
          </table:table-cell>
          <table:table-cell table:style-name="ce2" office:value-type="float" office:value="4.25010229032258" calcext:value-type="float">
            <text:p>4.25010229032258</text:p>
          </table:table-cell>
          <table:table-cell table:style-name="ce2" office:value-type="float" office:value="62.8318530717958" calcext:value-type="float">
            <text:p>62.8318530717958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formula="of:=[.D22]/[.C22]" office:value-type="float" office:value="14.7836096121411" calcext:value-type="float">
            <text:p>14.7836096121411</text:p>
          </table:table-cell>
          <table:table-cell/>
          <table:table-cell table:style-name="ce5"/>
          <table:table-cell/>
          <table:table-cell office:value-type="string" calcext:value-type="string">
            <text:p>t10 </text:p>
          </table:table-cell>
          <table:table-cell office:value-type="float" office:value="0.098231" calcext:value-type="float">
            <text:p>0.09823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11 </text:p>
          </table:table-cell>
          <table:table-cell table:style-name="ce2" office:value-type="float" office:value="4.748508" calcext:value-type="float">
            <text:p>4.748508</text:p>
          </table:table-cell>
          <table:table-cell table:style-name="ce2" office:value-type="float" office:value="4.64984729032258" calcext:value-type="float">
            <text:p>4.64984729032258</text:p>
          </table:table-cell>
          <table:table-cell table:style-name="ce2" office:value-type="float" office:value="69.1150383789754" calcext:value-type="float">
            <text:p>69.1150383789754</text:p>
          </table:table-cell>
          <table:table-cell table:style-name="ce2" office:value-type="float" office:value="3960" calcext:value-type="float">
            <text:p>3960</text:p>
          </table:table-cell>
          <table:table-cell table:style-name="ce2" table:formula="of:=[.D23]/[.C23]" office:value-type="float" office:value="14.8639372572127" calcext:value-type="float">
            <text:p>14.8639372572127</text:p>
          </table:table-cell>
          <table:table-cell/>
          <table:table-cell table:style-name="ce5"/>
          <table:table-cell/>
          <table:table-cell office:value-type="string" calcext:value-type="string">
            <text:p>t11 </text:p>
          </table:table-cell>
          <table:table-cell office:value-type="float" office:value="0.098946" calcext:value-type="float">
            <text:p>0.09894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12 </text:p>
          </table:table-cell>
          <table:table-cell table:style-name="ce2" office:value-type="float" office:value="5.148777" calcext:value-type="float">
            <text:p>5.148777</text:p>
          </table:table-cell>
          <table:table-cell table:style-name="ce2" office:value-type="float" office:value="5.05011629032258" calcext:value-type="float">
            <text:p>5.05011629032258</text:p>
          </table:table-cell>
          <table:table-cell table:style-name="ce2" office:value-type="float" office:value="75.398223686155" calcext:value-type="float">
            <text:p>75.398223686155</text:p>
          </table:table-cell>
          <table:table-cell table:style-name="ce2" office:value-type="float" office:value="4320" calcext:value-type="float">
            <text:p>4320</text:p>
          </table:table-cell>
          <table:table-cell table:style-name="ce2" table:formula="of:=[.D24]/[.C24]" office:value-type="float" office:value="14.9299975191935" calcext:value-type="float">
            <text:p>14.9299975191935</text:p>
          </table:table-cell>
          <table:table-cell/>
          <table:table-cell table:style-name="ce5"/>
          <table:table-cell/>
          <table:table-cell office:value-type="string" calcext:value-type="string">
            <text:p>t12 </text:p>
          </table:table-cell>
          <table:table-cell office:value-type="float" office:value="0.097165" calcext:value-type="float">
            <text:p>0.09716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13 </text:p>
          </table:table-cell>
          <table:table-cell table:style-name="ce2" office:value-type="float" office:value="5.548604" calcext:value-type="float">
            <text:p>5.548604</text:p>
          </table:table-cell>
          <table:table-cell table:style-name="ce2" office:value-type="float" office:value="5.44994329032258" calcext:value-type="float">
            <text:p>5.44994329032258</text:p>
          </table:table-cell>
          <table:table-cell table:style-name="ce2" office:value-type="float" office:value="81.6814089933346" calcext:value-type="float">
            <text:p>81.6814089933346</text:p>
          </table:table-cell>
          <table:table-cell table:style-name="ce2" office:value-type="float" office:value="4680" calcext:value-type="float">
            <text:p>4680</text:p>
          </table:table-cell>
          <table:table-cell table:style-name="ce2" table:formula="of:=[.D25]/[.C25]" office:value-type="float" office:value="14.9875704465358" calcext:value-type="float">
            <text:p>14.9875704465358</text:p>
          </table:table-cell>
          <table:table-cell/>
          <table:table-cell table:style-name="ce5"/>
          <table:table-cell/>
          <table:table-cell office:value-type="string" calcext:value-type="string">
            <text:p>t13 </text:p>
          </table:table-cell>
          <table:table-cell office:value-type="float" office:value="0.100307" calcext:value-type="float">
            <text:p>0.10030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14 </text:p>
          </table:table-cell>
          <table:table-cell table:style-name="ce2" office:value-type="float" office:value="5.948738" calcext:value-type="float">
            <text:p>5.948738</text:p>
          </table:table-cell>
          <table:table-cell table:style-name="ce2" office:value-type="float" office:value="5.85007729032258" calcext:value-type="float">
            <text:p>5.85007729032258</text:p>
          </table:table-cell>
          <table:table-cell table:style-name="ce2" office:value-type="float" office:value="87.9645943005142" calcext:value-type="float">
            <text:p>87.9645943005142</text:p>
          </table:table-cell>
          <table:table-cell table:style-name="ce2" office:value-type="float" office:value="5040" calcext:value-type="float">
            <text:p>5040</text:p>
          </table:table-cell>
          <table:table-cell table:style-name="ce2" table:formula="of:=[.D26]/[.C26]" office:value-type="float" office:value="15.0364841240694" calcext:value-type="float">
            <text:p>15.0364841240694</text:p>
          </table:table-cell>
          <table:table-cell/>
          <table:table-cell table:style-name="ce5"/>
          <table:table-cell/>
          <table:table-cell office:value-type="string" calcext:value-type="string">
            <text:p>t14 </text:p>
          </table:table-cell>
          <table:table-cell office:value-type="float" office:value="0.097572" calcext:value-type="float">
            <text:p>0.09757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15 </text:p>
          </table:table-cell>
          <table:table-cell table:style-name="ce2" office:value-type="float" office:value="6.349534" calcext:value-type="float">
            <text:p>6.349534</text:p>
          </table:table-cell>
          <table:table-cell table:style-name="ce2" office:value-type="float" office:value="6.25087329032258" calcext:value-type="float">
            <text:p>6.25087329032258</text:p>
          </table:table-cell>
          <table:table-cell table:style-name="ce2" office:value-type="float" office:value="94.2477796076938" calcext:value-type="float">
            <text:p>94.2477796076938</text:p>
          </table:table-cell>
          <table:table-cell table:style-name="ce2" office:value-type="float" office:value="5400" calcext:value-type="float">
            <text:p>5400</text:p>
          </table:table-cell>
          <table:table-cell table:style-name="ce2" table:formula="of:=[.D27]/[.C27]" office:value-type="float" office:value="15.0775380063463" calcext:value-type="float">
            <text:p>15.0775380063463</text:p>
          </table:table-cell>
          <table:table-cell/>
          <table:table-cell table:style-name="ce5"/>
          <table:table-cell/>
          <table:table-cell office:value-type="string" calcext:value-type="string">
            <text:p>t15 </text:p>
          </table:table-cell>
          <table:table-cell office:value-type="float" office:value="0.099904" calcext:value-type="float">
            <text:p>0.09990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16 </text:p>
          </table:table-cell>
          <table:table-cell table:style-name="ce2" office:value-type="float" office:value="6.798617" calcext:value-type="float">
            <text:p>6.798617</text:p>
          </table:table-cell>
          <table:table-cell table:style-name="ce2" office:value-type="float" office:value="6.69995629032258" calcext:value-type="float">
            <text:p>6.69995629032258</text:p>
          </table:table-cell>
          <table:table-cell table:style-name="ce2" office:value-type="float" office:value="100.530964914873" calcext:value-type="float">
            <text:p>100.530964914873</text:p>
          </table:table-cell>
          <table:table-cell table:style-name="ce2" office:value-type="float" office:value="5760" calcext:value-type="float">
            <text:p>5760</text:p>
          </table:table-cell>
          <table:table-cell table:style-name="ce2" table:formula="of:=[.D28]/[.C28]" office:value-type="float" office:value="15.0047195173617" calcext:value-type="float">
            <text:p>15.0047195173617</text:p>
          </table:table-cell>
          <table:table-cell/>
          <table:table-cell table:style-name="ce5"/>
          <table:table-cell/>
          <table:table-cell office:value-type="string" calcext:value-type="string">
            <text:p>t16 </text:p>
          </table:table-cell>
          <table:table-cell office:value-type="float" office:value="0.098965" calcext:value-type="float">
            <text:p>0.098965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t17 </text:p>
          </table:table-cell>
          <table:table-cell table:style-name="ce2" office:value-type="float" office:value="7.148641" calcext:value-type="float">
            <text:p>7.148641</text:p>
          </table:table-cell>
          <table:table-cell table:style-name="ce2" office:value-type="float" office:value="7.04998029032258" calcext:value-type="float">
            <text:p>7.04998029032258</text:p>
          </table:table-cell>
          <table:table-cell table:style-name="ce2" office:value-type="float" office:value="106.814150222053" calcext:value-type="float">
            <text:p>106.814150222053</text:p>
          </table:table-cell>
          <table:table-cell table:style-name="ce2" office:value-type="float" office:value="6120" calcext:value-type="float">
            <text:p>6120</text:p>
          </table:table-cell>
          <table:table-cell table:style-name="ce2" table:formula="of:=[.D29]/[.C29]" office:value-type="float" office:value="15.1509856515025" calcext:value-type="float">
            <text:p>15.1509856515025</text:p>
          </table:table-cell>
          <table:table-cell/>
          <table:table-cell table:style-name="ce5"/>
          <table:table-cell/>
          <table:table-cell office:value-type="string" calcext:value-type="string">
            <text:p>t17 </text:p>
          </table:table-cell>
          <table:table-cell office:value-type="float" office:value="0.098407" calcext:value-type="float">
            <text:p>0.09840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18 </text:p>
          </table:table-cell>
          <table:table-cell table:style-name="ce2" office:value-type="float" office:value="7.548829" calcext:value-type="float">
            <text:p>7.548829</text:p>
          </table:table-cell>
          <table:table-cell table:style-name="ce2" office:value-type="float" office:value="7.45016829032258" calcext:value-type="float">
            <text:p>7.45016829032258</text:p>
          </table:table-cell>
          <table:table-cell table:style-name="ce2" office:value-type="float" office:value="113.097335529233" calcext:value-type="float">
            <text:p>113.097335529233</text:p>
          </table:table-cell>
          <table:table-cell table:style-name="ce2" office:value-type="float" office:value="6480" calcext:value-type="float">
            <text:p>6480</text:p>
          </table:table-cell>
          <table:table-cell table:style-name="ce2" table:formula="of:=[.D30]/[.C30]" office:value-type="float" office:value="15.180507489494" calcext:value-type="float">
            <text:p>15.180507489494</text:p>
          </table:table-cell>
          <table:table-cell/>
          <table:table-cell table:style-name="ce5"/>
          <table:table-cell/>
          <table:table-cell office:value-type="string" calcext:value-type="string">
            <text:p>t18 </text:p>
          </table:table-cell>
          <table:table-cell office:value-type="float" office:value="0.105154" calcext:value-type="float">
            <text:p>0.10515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19 </text:p>
          </table:table-cell>
          <table:table-cell table:style-name="ce2" office:value-type="float" office:value="7.948655" calcext:value-type="float">
            <text:p>7.948655</text:p>
          </table:table-cell>
          <table:table-cell table:style-name="ce2" office:value-type="float" office:value="7.84999429032258" calcext:value-type="float">
            <text:p>7.84999429032258</text:p>
          </table:table-cell>
          <table:table-cell table:style-name="ce2" office:value-type="float" office:value="119.380520836412" calcext:value-type="float">
            <text:p>119.380520836412</text:p>
          </table:table-cell>
          <table:table-cell table:style-name="ce2" office:value-type="float" office:value="6840" calcext:value-type="float">
            <text:p>6840</text:p>
          </table:table-cell>
          <table:table-cell table:style-name="ce2" table:formula="of:=[.D31]/[.C31]" office:value-type="float" office:value="15.2077207219862" calcext:value-type="float">
            <text:p>15.2077207219862</text:p>
          </table:table-cell>
          <table:table-cell/>
          <table:table-cell table:style-name="ce5"/>
          <table:table-cell/>
          <table:table-cell office:value-type="string" calcext:value-type="string">
            <text:p>t19 </text:p>
          </table:table-cell>
          <table:table-cell office:value-type="float" office:value="0.091977" calcext:value-type="float">
            <text:p>0.09197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20 </text:p>
          </table:table-cell>
          <table:table-cell table:style-name="ce2" office:value-type="float" office:value="8.348768" calcext:value-type="float">
            <text:p>8.348768</text:p>
          </table:table-cell>
          <table:table-cell table:style-name="ce2" office:value-type="float" office:value="8.25010729032258" calcext:value-type="float">
            <text:p>8.25010729032258</text:p>
          </table:table-cell>
          <table:table-cell table:style-name="ce2" office:value-type="float" office:value="125.663706143592" calcext:value-type="float">
            <text:p>125.663706143592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table:formula="of:=[.D32]/[.C32]" office:value-type="float" office:value="15.2317662936331" calcext:value-type="float">
            <text:p>15.2317662936331</text:p>
          </table:table-cell>
          <table:table-cell/>
          <table:table-cell table:style-name="ce5"/>
          <table:table-cell/>
          <table:table-cell office:value-type="string" calcext:value-type="string">
            <text:p>t20 </text:p>
          </table:table-cell>
          <table:table-cell office:value-type="float" office:value="0.09876" calcext:value-type="float">
            <text:p>0.0987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21 </text:p>
          </table:table-cell>
          <table:table-cell table:style-name="ce2" office:value-type="float" office:value="8.748615" calcext:value-type="float">
            <text:p>8.748615</text:p>
          </table:table-cell>
          <table:table-cell table:style-name="ce2" office:value-type="float" office:value="8.64995429032258" calcext:value-type="float">
            <text:p>8.64995429032258</text:p>
          </table:table-cell>
          <table:table-cell table:style-name="ce2" office:value-type="float" office:value="131.946891450771" calcext:value-type="float">
            <text:p>131.946891450771</text:p>
          </table:table-cell>
          <table:table-cell table:style-name="ce2" office:value-type="float" office:value="7560" calcext:value-type="float">
            <text:p>7560</text:p>
          </table:table-cell>
          <table:table-cell table:style-name="ce2" table:formula="of:=[.D33]/[.C33]" office:value-type="float" office:value="15.2540564981241" calcext:value-type="float">
            <text:p>15.2540564981241</text:p>
          </table:table-cell>
          <table:table-cell/>
          <table:table-cell table:style-name="ce5"/>
          <table:table-cell/>
          <table:table-cell office:value-type="string" calcext:value-type="string">
            <text:p>t21 </text:p>
          </table:table-cell>
          <table:table-cell office:value-type="float" office:value="0.098472" calcext:value-type="float">
            <text:p>0.09847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22 </text:p>
          </table:table-cell>
          <table:table-cell table:style-name="ce2" office:value-type="float" office:value="9.148716" calcext:value-type="float">
            <text:p>9.148716</text:p>
          </table:table-cell>
          <table:table-cell table:style-name="ce2" office:value-type="float" office:value="9.05005529032258" calcext:value-type="float">
            <text:p>9.05005529032258</text:p>
          </table:table-cell>
          <table:table-cell table:style-name="ce2" office:value-type="float" office:value="138.230076757951" calcext:value-type="float">
            <text:p>138.230076757951</text:p>
          </table:table-cell>
          <table:table-cell table:style-name="ce2" office:value-type="float" office:value="7920" calcext:value-type="float">
            <text:p>7920</text:p>
          </table:table-cell>
          <table:table-cell table:style-name="ce2" table:formula="of:=[.D34]/[.C34]" office:value-type="float" office:value="15.2739483156267" calcext:value-type="float">
            <text:p>15.2739483156267</text:p>
          </table:table-cell>
          <table:table-cell/>
          <table:table-cell table:style-name="ce5"/>
          <table:table-cell/>
          <table:table-cell office:value-type="string" calcext:value-type="string">
            <text:p>t22 </text:p>
          </table:table-cell>
          <table:table-cell office:value-type="float" office:value="0.098517" calcext:value-type="float">
            <text:p>0.09851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23 </text:p>
          </table:table-cell>
          <table:table-cell table:style-name="ce2" office:value-type="float" office:value="9.548532" calcext:value-type="float">
            <text:p>9.548532</text:p>
          </table:table-cell>
          <table:table-cell table:style-name="ce2" office:value-type="float" office:value="9.44987129032258" calcext:value-type="float">
            <text:p>9.44987129032258</text:p>
          </table:table-cell>
          <table:table-cell table:style-name="ce2" office:value-type="float" office:value="144.51326206513" calcext:value-type="float">
            <text:p>144.51326206513</text:p>
          </table:table-cell>
          <table:table-cell table:style-name="ce2" office:value-type="float" office:value="8280" calcext:value-type="float">
            <text:p>8280</text:p>
          </table:table-cell>
          <table:table-cell table:style-name="ce2" table:formula="of:=[.D35]/[.C35]" office:value-type="float" office:value="15.2926169706802" calcext:value-type="float">
            <text:p>15.2926169706802</text:p>
          </table:table-cell>
          <table:table-cell/>
          <table:table-cell table:style-name="ce5"/>
          <table:table-cell/>
          <table:table-cell office:value-type="string" calcext:value-type="string">
            <text:p>t23 </text:p>
          </table:table-cell>
          <table:table-cell office:value-type="float" office:value="0.098725" calcext:value-type="float">
            <text:p>0.09872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24 </text:p>
          </table:table-cell>
          <table:table-cell table:style-name="ce2" office:value-type="float" office:value="9.9487" calcext:value-type="float">
            <text:p>9.9487</text:p>
          </table:table-cell>
          <table:table-cell table:style-name="ce2" office:value-type="float" office:value="9.85003929032258" calcext:value-type="float">
            <text:p>9.85003929032258</text:p>
          </table:table-cell>
          <table:table-cell table:style-name="ce2" office:value-type="float" office:value="150.79644737231" calcext:value-type="float">
            <text:p>150.79644737231</text:p>
          </table:table-cell>
          <table:table-cell table:style-name="ce2" office:value-type="float" office:value="8640" calcext:value-type="float">
            <text:p>8640</text:p>
          </table:table-cell>
          <table:table-cell table:style-name="ce2" table:formula="of:=[.D36]/[.C36]" office:value-type="float" office:value="15.3092229307617" calcext:value-type="float">
            <text:p>15.3092229307617</text:p>
          </table:table-cell>
          <table:table-cell/>
          <table:table-cell table:style-name="ce5"/>
          <table:table-cell/>
          <table:table-cell office:value-type="string" calcext:value-type="string">
            <text:p>t24 </text:p>
          </table:table-cell>
          <table:table-cell office:value-type="float" office:value="0.098515" calcext:value-type="float">
            <text:p>0.09851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25 </text:p>
          </table:table-cell>
          <table:table-cell table:style-name="ce2" office:value-type="float" office:value="10.348893" calcext:value-type="float">
            <text:p>10.348893</text:p>
          </table:table-cell>
          <table:table-cell table:style-name="ce2" office:value-type="float" office:value="10.2502322903226" calcext:value-type="float">
            <text:p>10.2502322903226</text:p>
          </table:table-cell>
          <table:table-cell table:style-name="ce2" office:value-type="float" office:value="157.07963267949" calcext:value-type="float">
            <text:p>157.07963267949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[.D37]/[.C37]" office:value-type="float" office:value="15.3244949217191" calcext:value-type="float">
            <text:p>15.3244949217191</text:p>
          </table:table-cell>
          <table:table-cell/>
          <table:table-cell table:style-name="ce5"/>
          <table:table-cell/>
          <table:table-cell office:value-type="string" calcext:value-type="string">
            <text:p>t25 </text:p>
          </table:table-cell>
          <table:table-cell office:value-type="float" office:value="0.097316" calcext:value-type="float">
            <text:p>0.0973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26 </text:p>
          </table:table-cell>
          <table:table-cell table:style-name="ce2" office:value-type="float" office:value="10.748662" calcext:value-type="float">
            <text:p>10.748662</text:p>
          </table:table-cell>
          <table:table-cell table:style-name="ce2" office:value-type="float" office:value="10.6500012903226" calcext:value-type="float">
            <text:p>10.6500012903226</text:p>
          </table:table-cell>
          <table:table-cell table:style-name="ce2" office:value-type="float" office:value="163.362817986669" calcext:value-type="float">
            <text:p>163.362817986669</text:p>
          </table:table-cell>
          <table:table-cell table:style-name="ce2" office:value-type="float" office:value="9360" calcext:value-type="float">
            <text:p>9360</text:p>
          </table:table-cell>
          <table:table-cell table:style-name="ce2" table:formula="of:=[.D38]/[.C38]" office:value-type="float" office:value="15.3392298773816" calcext:value-type="float">
            <text:p>15.3392298773816</text:p>
          </table:table-cell>
          <table:table-cell/>
          <table:table-cell table:style-name="ce5"/>
          <table:table-cell/>
          <table:table-cell office:value-type="string" calcext:value-type="string">
            <text:p>t26 </text:p>
          </table:table-cell>
          <table:table-cell office:value-type="float" office:value="0.098639" calcext:value-type="float">
            <text:p>0.09863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27 </text:p>
          </table:table-cell>
          <table:table-cell table:style-name="ce2" office:value-type="float" office:value="11.14859" calcext:value-type="float">
            <text:p>11.14859</text:p>
          </table:table-cell>
          <table:table-cell table:style-name="ce2" office:value-type="float" office:value="11.0499292903226" calcext:value-type="float">
            <text:p>11.0499292903226</text:p>
          </table:table-cell>
          <table:table-cell table:style-name="ce2" office:value-type="float" office:value="169.646003293849" calcext:value-type="float">
            <text:p>169.646003293849</text:p>
          </table:table-cell>
          <table:table-cell table:style-name="ce2" office:value-type="float" office:value="9720" calcext:value-type="float">
            <text:p>9720</text:p>
          </table:table-cell>
          <table:table-cell table:style-name="ce2" table:formula="of:=[.D39]/[.C39]" office:value-type="float" office:value="15.3526777264016" calcext:value-type="float">
            <text:p>15.3526777264016</text:p>
          </table:table-cell>
          <table:table-cell/>
          <table:table-cell table:style-name="ce5"/>
          <table:table-cell/>
          <table:table-cell office:value-type="string" calcext:value-type="string">
            <text:p>t27 </text:p>
          </table:table-cell>
          <table:table-cell office:value-type="float" office:value="0.099561" calcext:value-type="float">
            <text:p>0.09956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28 </text:p>
          </table:table-cell>
          <table:table-cell table:style-name="ce2" office:value-type="float" office:value="11.548687" calcext:value-type="float">
            <text:p>11.548687</text:p>
          </table:table-cell>
          <table:table-cell table:style-name="ce2" office:value-type="float" office:value="11.4500262903226" calcext:value-type="float">
            <text:p>11.4500262903226</text:p>
          </table:table-cell>
          <table:table-cell table:style-name="ce2" office:value-type="float" office:value="175.929188601028" calcext:value-type="float">
            <text:p>175.929188601028</text:p>
          </table:table-cell>
          <table:table-cell table:style-name="ce2" office:value-type="float" office:value="10080" calcext:value-type="float">
            <text:p>10080</text:p>
          </table:table-cell>
          <table:table-cell table:style-name="ce2" table:formula="of:=[.D40]/[.C40]" office:value-type="float" office:value="15.3649593581913" calcext:value-type="float">
            <text:p>15.3649593581913</text:p>
          </table:table-cell>
          <table:table-cell/>
          <table:table-cell table:style-name="ce5"/>
          <table:table-cell/>
          <table:table-cell office:value-type="string" calcext:value-type="string">
            <text:p>t28 </text:p>
          </table:table-cell>
          <table:table-cell office:value-type="float" office:value="0.098368" calcext:value-type="float">
            <text:p>0.09836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29 </text:p>
          </table:table-cell>
          <table:table-cell table:style-name="ce2" office:value-type="float" office:value="11.997934" calcext:value-type="float">
            <text:p>11.997934</text:p>
          </table:table-cell>
          <table:table-cell table:style-name="ce2" office:value-type="float" office:value="11.8992732903226" calcext:value-type="float">
            <text:p>11.8992732903226</text:p>
          </table:table-cell>
          <table:table-cell table:style-name="ce2" office:value-type="float" office:value="182.212373908208" calcext:value-type="float">
            <text:p>182.212373908208</text:p>
          </table:table-cell>
          <table:table-cell table:style-name="ce2" office:value-type="float" office:value="10440" calcext:value-type="float">
            <text:p>10440</text:p>
          </table:table-cell>
          <table:table-cell table:style-name="ce2" table:formula="of:=[.D41]/[.C41]" office:value-type="float" office:value="15.3128993227172" calcext:value-type="float">
            <text:p>15.3128993227172</text:p>
          </table:table-cell>
          <table:table-cell/>
          <table:table-cell table:style-name="ce5"/>
          <table:table-cell/>
          <table:table-cell office:value-type="string" calcext:value-type="string">
            <text:p>t29 </text:p>
          </table:table-cell>
          <table:table-cell office:value-type="float" office:value="0.098838" calcext:value-type="float">
            <text:p>0.09883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30 </text:p>
          </table:table-cell>
          <table:table-cell table:style-name="ce2" office:value-type="float" office:value="12.349516" calcext:value-type="float">
            <text:p>12.349516</text:p>
          </table:table-cell>
          <table:table-cell table:style-name="ce2" office:value-type="float" office:value="12.2508552903226" calcext:value-type="float">
            <text:p>12.2508552903226</text:p>
          </table:table-cell>
          <table:table-cell table:style-name="ce2" office:value-type="float" office:value="188.495559215388" calcext:value-type="float">
            <text:p>188.495559215388</text:p>
          </table:table-cell>
          <table:table-cell table:style-name="ce2" office:value-type="float" office:value="10800" calcext:value-type="float">
            <text:p>10800</text:p>
          </table:table-cell>
          <table:table-cell table:style-name="ce2" table:formula="of:=[.D42]/[.C42]" office:value-type="float" office:value="15.3863183221409" calcext:value-type="float">
            <text:p>15.3863183221409</text:p>
          </table:table-cell>
          <table:table-cell/>
          <table:table-cell table:style-name="ce5"/>
          <table:table-cell/>
          <table:table-cell office:value-type="string" calcext:value-type="string">
            <text:p>t30 </text:p>
          </table:table-cell>
          <table:table-cell office:value-type="float" office:value="0.098448" calcext:value-type="float">
            <text:p>0.09844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verage</text:p>
          </table:table-cell>
          <table:table-cell table:formula="of:=AVERAGE([.K12:.K42])" office:value-type="float" office:value="0.0986607096774193" calcext:value-type="float">
            <text:p>0.098660709677419</text:p>
          </table:table-cell>
          <table:table-cell table:number-columns-repeated="1013"/>
        </table:table-row>
        <table:table-row table:style-name="ro1" table:number-rows-repeated="20">
          <table:table-cell table:number-columns-repeated="1024"/>
        </table:table-row>
        <table:table-row table:style-name="ro2">
          <table:table-cell table:style-name="ce6" office:value-type="string" calcext:value-type="string">
            <text:p>Speed of the Motors is:</text:p>
          </table:table-cell>
          <table:table-cell table:style-name="ce6" table:number-columns-repeated="2"/>
          <table:table-cell table:style-name="ce6" table:formula="of:=AVERAGE([.F31:.F42])" office:value-type="float" office:value="15.3041592716136" calcext:value-type="float">
            <text:p>15.3041592716136</text:p>
          </table:table-cell>
          <table:table-cell table:style-name="ce6" office:value-type="string" calcext:value-type="string">
            <text:p>rad/s</text:p>
          </table:table-cell>
          <table:table-cell table:style-name="ce6" table:number-columns-repeated="1019"/>
        </table:table-row>
        <table:table-row table:style-name="ro2">
          <table:table-cell table:number-columns-repeated="3"/>
          <table:table-cell table:style-name="ce6" table:formula="of:=[.D65]*60/(2*PI())" office:value-type="float" office:value="146.143955876578" calcext:value-type="float">
            <text:p>146.143955876578</text:p>
          </table:table-cell>
          <table:table-cell table:style-name="ce6" office:value-type="string" calcext:value-type="string">
            <text:p>RPM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20:03:07.313021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7:05:12.768227017</meta:creation-date>
    <dc:date>2020-04-13T13:01:44.881251823</dc:date>
    <meta:editing-duration>PT16H53M4S</meta:editing-duration>
    <meta:editing-cycles>6</meta:editing-cycles>
    <meta:generator>LibreOffice/6.0.7.3$Linux_X86_64 LibreOffice_project/00m0$Build-3</meta:generator>
    <meta:document-statistic meta:table-count="1" meta:cell-count="264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0.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" chart:origin="0" chart:interval-major="0.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07cm" svg:height="6.934cm" xlink:href=".." xlink:type="simple" chart:class="chart:scatter" chart:style-name="ch1">
        <chart:title svg:x="7.114cm" svg:y="0.274cm" chart:style-name="ch2">
          <text:p>Speed of Legoboost Robot</text:p>
        </chart:title>
        <chart:plot-area chart:style-name="ch3" table:cell-range-address="Sheet1.B12:Sheet1.B42 Sheet1.F12:Sheet1.F41" chart:data-source-has-labels="both" svg:x="1.403cm" svg:y="1.191cm" svg:width="17.812cm" svg:height="4.624cm">
          <chartooo:coordinate-region svg:x="2.024cm" svg:y="1.191cm" svg:width="16.859cm" svg:height="3.977cm"/>
          <chart:axis chart:dimension="x" chart:name="primary-x" chart:style-name="ch4" chartooo:axis-type="auto">
            <chart:title svg:x="9.947cm" svg:y="5.953cm" chart:style-name="ch5">
              <text:p>time</text:p>
            </chart:title>
            <chart:categories table:cell-range-address="Sheet1.B13:Sheet1.B42"/>
            <chart:grid chart:style-name="ch6" chart:class="major"/>
          </chart:axis>
          <chart:axis chart:dimension="y" chart:name="primary-y" chart:style-name="ch7">
            <chart:title svg:x="0.451cm" svg:y="3.917cm" chart:style-name="ch8">
              <text:p>rad/s</text:p>
            </chart:title>
            <chart:grid chart:style-name="ch6" chart:class="major"/>
          </chart:axis>
          <chart:series chart:style-name="ch9" chart:values-cell-range-address="Sheet1.F12:Sheet1.F41" chart:label-cell-address="Sheet1.F12:Sheet1.F12" chart:class="chart:scatter">
            <chart:domain table:cell-range-address="Sheet1.B12:Sheet1.B42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peed(rad/s)</text:p>
                <draw:g>
                  <svg:desc>Sheet1.F12:Sheet1.F12</svg:desc>
                </draw:g>
              </table:table-cell>
            </table:table-row>
          </table:table-header-rows>
          <table:table-rows>
            <table:table-row>
              <table:table-cell office:value-type="float" office:value="0.749201">
                <text:p>0.749201</text:p>
                <draw:g>
                  <svg:desc>Sheet1.B13:Sheet1.B42</svg:desc>
                </draw:g>
              </table:table-cell>
              <table:table-cell office:value-type="float" office:value="NaN">
                <text:p>NaN</text:p>
                <draw:g>
                  <svg:desc>Sheet1.B12:Sheet1.B42</svg:desc>
                </draw:g>
              </table:table-cell>
              <table:table-cell office:value-type="float" office:value="NaN">
                <text:p>NaN</text:p>
                <draw:g>
                  <svg:desc>Sheet1.F12:Sheet1.F41</svg:desc>
                </draw:g>
              </table:table-cell>
            </table:table-row>
            <table:table-row>
              <table:table-cell office:value-type="float" office:value="1.148117">
                <text:p>1.148117</text:p>
              </table:table-cell>
              <table:table-cell office:value-type="float" office:value="0.749201">
                <text:p>0.749201</text:p>
              </table:table-cell>
              <table:table-cell office:value-type="float" office:value="9.65841070975628">
                <text:p>9.65841070975628</text:p>
              </table:table-cell>
            </table:table-row>
            <table:table-row>
              <table:table-cell office:value-type="float" office:value="1.549053">
                <text:p>1.549053</text:p>
              </table:table-cell>
              <table:table-cell office:value-type="float" office:value="1.148117">
                <text:p>1.148117</text:p>
              </table:table-cell>
              <table:table-cell office:value-type="float" office:value="11.9741724645784">
                <text:p>11.9741724645784</text:p>
              </table:table-cell>
            </table:table-row>
            <table:table-row>
              <table:table-cell office:value-type="float" office:value="1.948595">
                <text:p>1.948595</text:p>
              </table:table-cell>
              <table:table-cell office:value-type="float" office:value="1.549053">
                <text:p>1.549053</text:p>
              </table:table-cell>
              <table:table-cell office:value-type="float" office:value="12.9961776874493">
                <text:p>12.9961776874493</text:p>
              </table:table-cell>
            </table:table-row>
            <table:table-row>
              <table:table-cell office:value-type="float" office:value="2.348697">
                <text:p>2.348697</text:p>
              </table:table-cell>
              <table:table-cell office:value-type="float" office:value="1.948595">
                <text:p>1.948595</text:p>
              </table:table-cell>
              <table:table-cell office:value-type="float" office:value="13.5857480777525">
                <text:p>13.5857480777525</text:p>
              </table:table-cell>
            </table:table-row>
            <table:table-row>
              <table:table-cell office:value-type="float" office:value="2.748626">
                <text:p>2.748626</text:p>
              </table:table-cell>
              <table:table-cell office:value-type="float" office:value="2.348697">
                <text:p>2.348697</text:p>
              </table:table-cell>
              <table:table-cell office:value-type="float" office:value="13.9624088158125">
                <text:p>13.9624088158125</text:p>
              </table:table-cell>
            </table:table-row>
            <table:table-row>
              <table:table-cell office:value-type="float" office:value="3.148697">
                <text:p>3.148697</text:p>
              </table:table-cell>
              <table:table-cell office:value-type="float" office:value="2.748626">
                <text:p>2.748626</text:p>
              </table:table-cell>
              <table:table-cell office:value-type="float" office:value="14.2262662762985">
                <text:p>14.2262662762985</text:p>
              </table:table-cell>
            </table:table-row>
            <table:table-row>
              <table:table-cell office:value-type="float" office:value="3.548663">
                <text:p>3.548663</text:p>
              </table:table-cell>
              <table:table-cell office:value-type="float" office:value="3.148697">
                <text:p>3.148697</text:p>
              </table:table-cell>
              <table:table-cell office:value-type="float" office:value="14.4202537162617">
                <text:p>14.4202537162617</text:p>
              </table:table-cell>
            </table:table-row>
            <table:table-row>
              <table:table-cell office:value-type="float" office:value="3.948674">
                <text:p>3.948674</text:p>
              </table:table-cell>
              <table:table-cell office:value-type="float" office:value="3.548663">
                <text:p>3.548663</text:p>
              </table:table-cell>
              <table:table-cell office:value-type="float" office:value="14.569695387865">
                <text:p>14.569695387865</text:p>
              </table:table-cell>
            </table:table-row>
            <table:table-row>
              <table:table-cell office:value-type="float" office:value="4.348763">
                <text:p>4.348763</text:p>
              </table:table-cell>
              <table:table-cell office:value-type="float" office:value="3.948674">
                <text:p>3.948674</text:p>
              </table:table-cell>
              <table:table-cell office:value-type="float" office:value="14.687914949997">
                <text:p>14.687914949997</text:p>
              </table:table-cell>
            </table:table-row>
            <table:table-row>
              <table:table-cell office:value-type="float" office:value="4.748508">
                <text:p>4.748508</text:p>
              </table:table-cell>
              <table:table-cell office:value-type="float" office:value="4.348763">
                <text:p>4.348763</text:p>
              </table:table-cell>
              <table:table-cell office:value-type="float" office:value="14.7836096121411">
                <text:p>14.7836096121411</text:p>
              </table:table-cell>
            </table:table-row>
            <table:table-row>
              <table:table-cell office:value-type="float" office:value="5.148777">
                <text:p>5.148777</text:p>
              </table:table-cell>
              <table:table-cell office:value-type="float" office:value="4.748508">
                <text:p>4.748508</text:p>
              </table:table-cell>
              <table:table-cell office:value-type="float" office:value="14.8639372572127">
                <text:p>14.8639372572127</text:p>
              </table:table-cell>
            </table:table-row>
            <table:table-row>
              <table:table-cell office:value-type="float" office:value="5.548604">
                <text:p>5.548604</text:p>
              </table:table-cell>
              <table:table-cell office:value-type="float" office:value="5.148777">
                <text:p>5.148777</text:p>
              </table:table-cell>
              <table:table-cell office:value-type="float" office:value="14.9299975191935">
                <text:p>14.9299975191935</text:p>
              </table:table-cell>
            </table:table-row>
            <table:table-row>
              <table:table-cell office:value-type="float" office:value="5.948738">
                <text:p>5.948738</text:p>
              </table:table-cell>
              <table:table-cell office:value-type="float" office:value="5.548604">
                <text:p>5.548604</text:p>
              </table:table-cell>
              <table:table-cell office:value-type="float" office:value="14.9875704465358">
                <text:p>14.9875704465358</text:p>
              </table:table-cell>
            </table:table-row>
            <table:table-row>
              <table:table-cell office:value-type="float" office:value="6.349534">
                <text:p>6.349534</text:p>
              </table:table-cell>
              <table:table-cell office:value-type="float" office:value="5.948738">
                <text:p>5.948738</text:p>
              </table:table-cell>
              <table:table-cell office:value-type="float" office:value="15.0364841240694">
                <text:p>15.0364841240694</text:p>
              </table:table-cell>
            </table:table-row>
            <table:table-row>
              <table:table-cell office:value-type="float" office:value="6.798617">
                <text:p>6.798617</text:p>
              </table:table-cell>
              <table:table-cell office:value-type="float" office:value="6.349534">
                <text:p>6.349534</text:p>
              </table:table-cell>
              <table:table-cell office:value-type="float" office:value="15.0775380063463">
                <text:p>15.0775380063463</text:p>
              </table:table-cell>
            </table:table-row>
            <table:table-row>
              <table:table-cell office:value-type="float" office:value="7.148641">
                <text:p>7.148641</text:p>
              </table:table-cell>
              <table:table-cell office:value-type="float" office:value="6.798617">
                <text:p>6.798617</text:p>
              </table:table-cell>
              <table:table-cell office:value-type="float" office:value="15.0047195173617">
                <text:p>15.0047195173617</text:p>
              </table:table-cell>
            </table:table-row>
            <table:table-row>
              <table:table-cell office:value-type="float" office:value="7.548829">
                <text:p>7.548829</text:p>
              </table:table-cell>
              <table:table-cell office:value-type="float" office:value="7.148641">
                <text:p>7.148641</text:p>
              </table:table-cell>
              <table:table-cell office:value-type="float" office:value="15.1509856515025">
                <text:p>15.1509856515025</text:p>
              </table:table-cell>
            </table:table-row>
            <table:table-row>
              <table:table-cell office:value-type="float" office:value="7.948655">
                <text:p>7.948655</text:p>
              </table:table-cell>
              <table:table-cell office:value-type="float" office:value="7.548829">
                <text:p>7.548829</text:p>
              </table:table-cell>
              <table:table-cell office:value-type="float" office:value="15.180507489494">
                <text:p>15.180507489494</text:p>
              </table:table-cell>
            </table:table-row>
            <table:table-row>
              <table:table-cell office:value-type="float" office:value="8.348768">
                <text:p>8.348768</text:p>
              </table:table-cell>
              <table:table-cell office:value-type="float" office:value="7.948655">
                <text:p>7.948655</text:p>
              </table:table-cell>
              <table:table-cell office:value-type="float" office:value="15.2077207219862">
                <text:p>15.2077207219862</text:p>
              </table:table-cell>
            </table:table-row>
            <table:table-row>
              <table:table-cell office:value-type="float" office:value="8.748615">
                <text:p>8.748615</text:p>
              </table:table-cell>
              <table:table-cell office:value-type="float" office:value="8.348768">
                <text:p>8.348768</text:p>
              </table:table-cell>
              <table:table-cell office:value-type="float" office:value="15.2317662936331">
                <text:p>15.2317662936331</text:p>
              </table:table-cell>
            </table:table-row>
            <table:table-row>
              <table:table-cell office:value-type="float" office:value="9.148716">
                <text:p>9.148716</text:p>
              </table:table-cell>
              <table:table-cell office:value-type="float" office:value="8.748615">
                <text:p>8.748615</text:p>
              </table:table-cell>
              <table:table-cell office:value-type="float" office:value="15.2540564981241">
                <text:p>15.2540564981241</text:p>
              </table:table-cell>
            </table:table-row>
            <table:table-row>
              <table:table-cell office:value-type="float" office:value="9.548532">
                <text:p>9.548532</text:p>
              </table:table-cell>
              <table:table-cell office:value-type="float" office:value="9.148716">
                <text:p>9.148716</text:p>
              </table:table-cell>
              <table:table-cell office:value-type="float" office:value="15.2739483156267">
                <text:p>15.2739483156267</text:p>
              </table:table-cell>
            </table:table-row>
            <table:table-row>
              <table:table-cell office:value-type="float" office:value="9.9487">
                <text:p>9.9487</text:p>
              </table:table-cell>
              <table:table-cell office:value-type="float" office:value="9.548532">
                <text:p>9.548532</text:p>
              </table:table-cell>
              <table:table-cell office:value-type="float" office:value="15.2926169706802">
                <text:p>15.2926169706802</text:p>
              </table:table-cell>
            </table:table-row>
            <table:table-row>
              <table:table-cell office:value-type="float" office:value="10.348893">
                <text:p>10.348893</text:p>
              </table:table-cell>
              <table:table-cell office:value-type="float" office:value="9.9487">
                <text:p>9.9487</text:p>
              </table:table-cell>
              <table:table-cell office:value-type="float" office:value="15.3092229307617">
                <text:p>15.3092229307617</text:p>
              </table:table-cell>
            </table:table-row>
            <table:table-row>
              <table:table-cell office:value-type="float" office:value="10.748662">
                <text:p>10.748662</text:p>
              </table:table-cell>
              <table:table-cell office:value-type="float" office:value="10.348893">
                <text:p>10.348893</text:p>
              </table:table-cell>
              <table:table-cell office:value-type="float" office:value="15.3244949217191">
                <text:p>15.3244949217191</text:p>
              </table:table-cell>
            </table:table-row>
            <table:table-row>
              <table:table-cell office:value-type="float" office:value="11.14859">
                <text:p>11.14859</text:p>
              </table:table-cell>
              <table:table-cell office:value-type="float" office:value="10.748662">
                <text:p>10.748662</text:p>
              </table:table-cell>
              <table:table-cell office:value-type="float" office:value="15.3392298773816">
                <text:p>15.3392298773816</text:p>
              </table:table-cell>
            </table:table-row>
            <table:table-row>
              <table:table-cell office:value-type="float" office:value="11.548687">
                <text:p>11.548687</text:p>
              </table:table-cell>
              <table:table-cell office:value-type="float" office:value="11.14859">
                <text:p>11.14859</text:p>
              </table:table-cell>
              <table:table-cell office:value-type="float" office:value="15.3526777264016">
                <text:p>15.3526777264016</text:p>
              </table:table-cell>
            </table:table-row>
            <table:table-row>
              <table:table-cell office:value-type="float" office:value="11.997934">
                <text:p>11.997934</text:p>
              </table:table-cell>
              <table:table-cell office:value-type="float" office:value="11.548687">
                <text:p>11.548687</text:p>
              </table:table-cell>
              <table:table-cell office:value-type="float" office:value="15.3649593581913">
                <text:p>15.3649593581913</text:p>
              </table:table-cell>
            </table:table-row>
            <table:table-row>
              <table:table-cell office:value-type="float" office:value="12.349516">
                <text:p>12.349516</text:p>
              </table:table-cell>
              <table:table-cell office:value-type="float" office:value="11.997934">
                <text:p>11.997934</text:p>
              </table:table-cell>
              <table:table-cell office:value-type="float" office:value="15.3128993227172">
                <text:p>15.3128993227172</text:p>
              </table:table-cell>
            </table:table-row>
            <table:table-row>
              <table:table-cell office:value-type="string"/>
              <table:table-cell office:value-type="float" office:value="12.349516">
                <text:p>12.3495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